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, 'Arial Unicode MS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22cm" table:align="left" style:writing-mode="lr-tb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4.974cm"/>
    </style:style>
    <style:style style:name="Table1.1" style:family="table-row">
      <style:table-row-properties style:min-row-height="0.55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e1.2" style:family="table-row">
      <style:table-row-properties style:min-row-height="0.855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808cm" table:align="left" style:writing-mode="lr-tb"/>
    </style:style>
    <style:style style:name="Table2.A" style:family="table-column">
      <style:table-column-properties style:column-width="7.98cm"/>
    </style:style>
    <style:style style:name="Table2.B" style:family="table-column">
      <style:table-column-properties style:column-width="8.8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ffff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806cm" table:align="left" style:writing-mode="lr-tb"/>
    </style:style>
    <style:style style:name="Table3.A" style:family="table-column">
      <style:table-column-properties style:column-width="3.782cm"/>
    </style:style>
    <style:style style:name="Table3.B" style:family="table-column">
      <style:table-column-properties style:column-width="5.694cm"/>
    </style:style>
    <style:style style:name="Table3.C" style:family="table-column">
      <style:table-column-properties style:column-width="2.431cm"/>
    </style:style>
    <style:style style:name="Table3.D" style:family="table-column">
      <style:table-column-properties style:column-width="2.014cm"/>
    </style:style>
    <style:style style:name="Table3.E" style:family="table-column">
      <style:table-column-properties style:column-width="2.886cm"/>
    </style:style>
    <style:style style:name="Table3.1" style:family="table-row">
      <style:table-row-properties style:min-row-height="0.5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ffffff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e3.2" style:family="table-row">
      <style:table-row-properties style:min-row-height="0.855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0.776cm" fo:keep-together="auto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3pt" fo:language="en" fo:country="IN" style:font-size-asian="13pt" style:language-asian="en" style:country-asian="IN" style:font-name-complex="Times New Roman" style:font-size-complex="13pt"/>
    </style:style>
    <style:style style:name="P4" style:family="paragraph" style:parent-style-name="Standard">
      <style:text-properties style:font-name="Times New Roman" fo:font-size="13pt" fo:language="it" fo:country="IT" style:font-size-asian="13pt" style:language-asian="en" style:country-asian="IN" style:font-name-complex="Times New Roman" style:font-size-complex="13pt"/>
    </style:style>
    <style:style style:name="P5" style:family="paragraph" style:parent-style-name="Standard">
      <style:paragraph-properties fo:line-height="100%"/>
      <style:text-properties style:font-name="Times New Roman" fo:language="it" fo:country="IT" style:language-asian="en" style:country-asian="IN" style:font-name-complex="Times New Roman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4pt" fo:language="en" fo:country="IN" style:font-size-asian="14pt" style:language-asian="en" style:country-asian="IN" style:font-name-complex="Times New Roman" style:font-size-complex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 style:list-style-name="WW8Num7">
      <style:paragraph-properties fo:margin-top="0cm" fo:margin-bottom="0cm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4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6pt" style:font-size-asian="16pt" style:font-name-complex="Times New Roman" style:font-size-complex="14pt"/>
    </style:style>
    <style:style style:name="P12" style:family="paragraph" style:parent-style-name="Standard" style:list-style-name="WW8Num3">
      <style:paragraph-properties fo:margin-top="0cm" fo:margin-bottom="0cm" loext:contextual-spacing="false" fo:line-height="0.423cm"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13" style:family="paragraph" style:parent-style-name="Standard" style:list-style-name="WW8Num3">
      <style:paragraph-properties fo:margin-top="0cm" fo:margin-bottom="0cm" loext:contextual-spacing="false" fo:line-height="0.423cm" fo:text-align="justify" style:justify-single-word="false"/>
      <style:text-properties style:font-name="Times New Roman" fo:font-size="13pt" officeooo:paragraph-rsid="000b233f" style:font-size-asian="13pt" style:font-name-complex="Times New Roman" style:font-size-complex="13pt"/>
    </style:style>
    <style:style style:name="P14" style:family="paragraph" style:parent-style-name="Standard" style:list-style-name="WW8Num8">
      <style:paragraph-properties fo:margin-top="0cm" fo:margin-bottom="0cm" loext:contextual-spacing="false" fo:line-height="0.423cm"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15" style:family="paragraph" style:parent-style-name="Standard" style:list-style-name="WW8Num6">
      <style:paragraph-properties fo:margin-top="0cm" fo:margin-bottom="0cm" loext:contextual-spacing="false" fo:line-height="100%"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3pt" style:font-size-asian="13pt" style:font-name-complex="Times New Roman" style:font-size-complex="13pt"/>
    </style:style>
    <style:style style:name="P17" style:family="paragraph" style:parent-style-name="Standard">
      <style:paragraph-properties fo:margin-top="0cm" fo:margin-bottom="0cm" loext:contextual-spacing="false" fo:line-height="0.423cm" fo:text-align="justify" style:justify-single-word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a8c5e" style:font-size-asian="12pt" style:font-name-complex="Times New Roman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en" fo:country="IN" style:font-size-asian="12pt" style:language-asian="en" style:country-asian="IN" style:font-name-complex="Times New Roman" style:font-size-complex="12pt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en" fo:country="IN" style:font-size-asian="12pt" style:language-asian="en" style:country-asian="IN" style:font-name-complex="Times New Roman" style:font-size-complex="12pt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en" fo:country="IN" fo:font-weight="bold" style:font-size-asian="12pt" style:language-asian="en" style:country-asian="IN" style:font-weight-asian="bold" style:font-name-complex="Times New Roman" style:font-size-complex="12pt"/>
    </style:style>
    <style:style style:name="P27" style:family="paragraph" style:parent-style-name="Standard">
      <style:paragraph-properties fo:margin-top="0cm" fo:margin-bottom="0cm" loext:contextual-spacing="false" style:text-autospace="none"/>
    </style:style>
    <style:style style:name="P28" style:family="paragraph" style:parent-style-name="Standard" style:list-style-name="WW8Num7">
      <style:paragraph-properties fo:margin-top="0cm" fo:margin-bottom="0cm" loext:contextual-spacing="false" fo:line-height="100%" fo:text-align="justify" style:justify-single-word="false"/>
      <style:text-properties fo:color="#111111" style:font-name="Times New Roman" fo:font-size="13pt" fo:background-color="#ffffff" style:font-size-asian="13pt" style:font-name-complex="Times New Roman" style:font-size-complex="13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111111" style:font-name="Times New Roman" fo:font-size="12pt" fo:background-color="#ffffff" style:font-size-asian="12pt" style:font-name-complex="Times New Roman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111111" style:font-name="Times New Roman" fo:font-size="12pt" fo:language="en" fo:country="IN" fo:background-color="#ffffff" style:font-size-asian="12pt" style:language-asian="en" style:country-asian="IN" style:font-name-complex="Times New Roman" style:font-size-complex="13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111111" style:font-name="Times New Roman" fo:font-size="16pt" fo:font-weight="bold" fo:background-color="#ffffff" style:font-size-asian="16pt" style:font-weight-asian="bold" style:font-name-complex="Times New Roman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a8c5e"/>
    </style:style>
    <style:style style:name="P34" style:family="paragraph" style:parent-style-name="Standard" style:list-style-name="WW8Num6">
      <style:paragraph-properties fo:margin-top="0cm" fo:margin-bottom="0cm" loext:contextual-spacing="false" fo:line-height="100%" fo:text-align="justify" style:justify-single-word="false"/>
    </style:style>
    <style:style style:name="P35" style:family="paragraph" style:parent-style-name="Standard" style:list-style-name="WW8Num8">
      <style:paragraph-properties fo:margin-top="0cm" fo:margin-bottom="0cm" loext:contextual-spacing="false" fo:line-height="0.423cm" fo:text-align="justify" style:justify-single-word="false"/>
    </style:style>
    <style:style style:name="P36" style:family="paragraph" style:parent-style-name="Standard">
      <style:paragraph-properties fo:margin-top="0cm" fo:margin-bottom="0cm" loext:contextual-spacing="false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a8c5e" officeooo:paragraph-rsid="000a8c5e"/>
    </style:style>
    <style:style style:name="P38" style:family="paragraph" style:parent-style-name="Standard" style:master-page-name="Standard">
      <style:paragraph-properties fo:margin-left="6.35cm" fo:margin-right="0cm" fo:margin-top="0cm" fo:margin-bottom="0cm" loext:contextual-spacing="false" fo:line-height="100%" fo:text-indent="0cm" style:auto-text-indent="false" style:page-number="auto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style:font-name="Times New Roman" fo:font-size="12pt" fo:language="it" fo:country="IT" style:font-size-asian="12pt" style:language-asian="en" style:country-asian="IN" style:font-name-complex="Times New Roman" style:font-size-complex="12pt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color="#111111" style:font-name="Times New Roman" fo:font-size="14pt" fo:language="en" fo:country="IN" fo:font-weight="bold" fo:background-color="#ffffff" style:font-size-asian="14pt" style:language-asian="en" style:country-asian="IN" style:font-weight-asian="bold" style:font-name-complex="Times New Roman" style:font-size-complex="12pt"/>
    </style:style>
    <style:style style:name="P41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3pt" style:font-size-asian="13pt" style:font-name-complex="Times New Roman" style:font-size-complex="13pt"/>
    </style:style>
    <style:style style:name="P42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Standard">
      <style:paragraph-properties fo:margin-left="0.76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3pt" style:font-size-asian="13pt" style:font-name-complex="Times New Roman" style:font-size-complex="13pt"/>
    </style:style>
    <style:style style:name="P44" style:family="paragraph" style:parent-style-name="Standard">
      <style:paragraph-properties fo:margin-left="0.762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5" style:family="paragraph" style:parent-style-name="Standard">
      <style:paragraph-properties fo:margin-top="0.494cm" fo:margin-bottom="0cm" loext:contextual-spacing="false" fo:line-height="100%" fo:text-align="justify" style:justify-single-word="false" style:text-autospace="none"/>
    </style:style>
    <style:style style:name="P46" style:family="paragraph" style:parent-style-name="Text_20_body_20_indent">
      <style:paragraph-properties fo:text-align="center" style:justify-single-word="false"/>
      <style:text-properties fo:font-size="12pt" fo:font-weight="normal" style:font-size-asian="12pt" style:font-weight-asian="normal"/>
    </style:style>
    <style:style style:name="P4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4pt"/>
    </style:style>
    <style:style style:name="T3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3pt" style:font-size-asian="13pt" style:font-name-complex="Times New Roman" style:font-size-complex="13pt"/>
    </style:style>
    <style:style style:name="T6" style:family="text">
      <style:text-properties style:font-name="Times New Roman" fo:font-size="13pt" officeooo:rsid="000a8c5e" style:font-size-asian="13pt" style:font-name-complex="Times New Roman" style:font-size-complex="13pt"/>
    </style:style>
    <style:style style:name="T7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8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9" style:family="text">
      <style:text-properties style:font-name="Times New Roman" fo:font-size="13pt" fo:language="it" fo:country="IT" fo:font-weight="bold" style:font-size-asian="13pt" style:font-weight-asian="bold" style:font-name-complex="Times New Roman" style:font-size-complex="13pt"/>
    </style:style>
    <style:style style:name="T10" style:family="text">
      <style:text-properties style:font-name="Times New Roman" fo:font-size="13pt" fo:language="it" fo:country="IT" fo:font-weight="bold" style:font-size-asian="13pt" style:font-weight-asian="bold" style:font-name-complex="Times New Roman" style:font-size-complex="13pt" style:font-weight-complex="bold"/>
    </style:style>
    <style:style style:name="T11" style:family="text">
      <style:text-properties style:font-name="Times New Roman" fo:font-size="13pt" fo:language="it" fo:country="IT" style:font-size-asian="13pt" style:font-name-complex="Times New Roman" style:font-size-complex="13pt"/>
    </style:style>
    <style:style style:name="T12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13" style:family="text">
      <style:text-properties style:font-name="Times New Roman" fo:font-size="12pt" style:font-size-asian="12pt" style:font-name-complex="Times New Roman" style:font-size-complex="12pt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" style:font-size-complex="11pt"/>
    </style:style>
    <style:style style:name="T15" style:family="text">
      <style:text-properties style:font-name="Times New Roman" fo:font-size="12pt" fo:language="it" fo:country="IT" fo:font-weight="bold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language="it" fo:country="IT" officeooo:rsid="000a8c5e" style:font-size-asian="12pt" style:font-name-complex="Times New Roman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1pt" style:font-size-asian="11pt"/>
    </style:style>
    <style:style style:name="T21" style:family="text">
      <style:text-properties fo:color="#111111" style:font-name="Times New Roman" fo:font-size="13pt" fo:background-color="#ffffff" loext:char-shading-value="0" style:font-size-asian="13pt" style:font-name-complex="Times New Roman" style:font-size-complex="13pt"/>
    </style:style>
    <style:style style:name="T22" style:family="text">
      <style:text-properties fo:color="#111111" style:font-name="Times New Roman" fo:font-size="13pt" officeooo:rsid="000a8c5e" fo:background-color="#ffffff" loext:char-shading-value="0" style:font-size-asian="13pt" style:font-name-complex="Times New Roman" style:font-size-complex="13pt"/>
    </style:style>
    <style:style style:name="T23" style:family="text">
      <style:text-properties fo:color="#111111" style:font-name="Times New Roman" fo:font-size="12pt" fo:background-color="#ffffff" loext:char-shading-value="0" style:font-size-asian="12pt" style:font-name-complex="Times New Roman"/>
    </style:style>
    <style:style style:name="T24" style:family="text">
      <style:text-properties fo:language="en" fo:country="IN" style:language-asian="en" style:country-asian="IN"/>
    </style:style>
    <style:style style:name="T25" style:family="text">
      <style:text-properties officeooo:rsid="000a8c5e"/>
    </style:style>
    <style:style style:name="T26" style:family="text">
      <style:text-properties officeooo:rsid="000c1f38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gr1" style:family="graphic">
      <style:graphic-properties draw:stroke="solid" svg:stroke-width="0.15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Frame1" text:anchor-type="char" svg:x="4.842cm" svg:y="-0.185cm" svg:width="7.168cm" svg:height="0.951cm" draw:z-index="0"><draw:text-box><text:p text:style-name="Standard"><text:s text:c="2"/></text:p></draw:text-box></draw:frame><text:span text:style-name="T3"> <text:s text:c="4"/></text:span><text:span text:style-name="T2">RESUME</text:span></text:p>
      <text:p text:style-name="P10"><text:tab/> <text:s/></text:p>
      <text:p text:style-name="P11"><text:span text:style-name="T1">Ajinkya Nagesh Bapat</text:span></text:p>
      <text:p text:style-name="P27"><text:span text:style-name="T6">Pune</text:span><text:span text:style-name="T5"> – </text:span><text:span text:style-name="T6">411014</text:span><text:span text:style-name="T5">.</text:span><text:span text:style-name="T13"><text:tab/><text:tab/><text:tab/><text:tab/></text:span></text:p>
      <text:p text:style-name="P27"><text:span text:style-name="T9">Mobile <text:s/></text:span><text:span text:style-name="T15">: <text:s/></text:span><text:span text:style-name="T9">+</text:span><text:span text:style-name="T11">91-</text:span><text:span text:style-name="T16">7972815492</text:span></text:p>
      <text:p text:style-name="P27"><text:span text:style-name="T9">Email<text:tab/> </text:span><text:span text:style-name="T10">:</text:span><text:span text:style-name="T11"> <text:s/></text:span><text:a xlink:type="simple" xlink:href="mailto:ajinkyabapat12@gmail.com" text:style-name="Internet_20_link" text:visited-style-name="Visited_20_Internet_20_Link"><text:span text:style-name="Internet_20_link"><text:span text:style-name="T5">ajinkyabapat12@gmail.com</text:span></text:span></text:a><text:span text:style-name="T11"> </text:span></text:p>
      <text:p text:style-name="P27"><text:span text:style-name="T9">LinkedIn <text:s/>: </text:span><text:a xlink:type="simple" xlink:href="https://www.linkedin.com/in/ajinkyabapat%20%20" text:style-name="Internet_20_link" text:visited-style-name="Visited_20_Internet_20_Link"><text:span text:style-name="Internet_20_link"><text:span text:style-name="T11">https://www.linkedin.com/in/ajinkyabapat</text:span></text:span></text:a><text:a xlink:type="simple" xlink:href="https://www.linkedin.com/in/ajinkyabapat%20%20" text:style-name="Internet_20_link" text:visited-style-name="Visited_20_Internet_20_Link"><text:span text:style-name="Internet_20_link"><text:span text:style-name="T9"> </text:span></text:span></text:a><text:span text:style-name="T9"><text:s/></text:span></text:p>
      <text:p text:style-name="P4"><draw:line text:anchor-type="char" draw:z-index="4" draw:style-name="gr1" draw:text-style-name="P47" svg:x1="-0.026cm" svg:y1="0.323cm" svg:x2="16.669cm" svg:y2="0.323cm"><text:p/></draw:line></text:p>
      <text:p text:style-name="P5"><draw:frame draw:style-name="fr2" draw:name="Frame2" text:anchor-type="char" svg:x="-0.026cm" svg:y="0.208cm" svg:width="16.799cm" svg:height="0.728cm" draw:z-index="1"><draw:text-box><text:p text:style-name="P2">PERSONAL STATEMENT</text:p></draw:text-box></draw:frame></text:p>
      <text:p text:style-name="P39"/>
      <text:p text:style-name="P8"><text:span text:style-name="T21">A highly focused software developer with experience in variety of development and engineering practices. Organized, methodical and a keen eye for detail results in solid coding and trustworthy software developer. </text:span></text:p>
      <text:p text:style-name="P30"><draw:frame draw:style-name="fr2" draw:name="Frame3" text:anchor-type="char" svg:x="0.026cm" svg:y="0.388cm" svg:width="16.799cm" svg:height="0.728cm" draw:z-index="9"><draw:text-box><text:p text:style-name="P2">PROFILE SUMMARY</text:p></draw:text-box></draw:frame></text:p>
      <text:p text:style-name="P29"/>
      <text:p text:style-name="P29"/>
      <text:list xml:id="list7931003954377636084" text:style-name="WW8Num7">
        <text:list-item>
          <text:p text:style-name="P9"><text:span text:style-name="T22">2+</text:span><text:span text:style-name="T21"> years of experience in working on Cloud platforms &amp; DevOps Tools.</text:span></text:p>
        </text:list-item>
        <text:list-item>
          <text:p text:style-name="P28">Cloud Development, Installation &amp; Management.</text:p>
        </text:list-item>
        <text:list-item>
          <text:p text:style-name="P28">Arrange, build, deploy and sustain virtual infrastructure environments which includes server, storage and network for Enterprise Clients.</text:p>
        </text:list-item>
        <text:list-item>
          <text:p text:style-name="P28">Cloud Service Automation, Orchestration tools hands on experience.</text:p>
        </text:list-item>
        <text:list-item>
          <text:p text:style-name="P28">Cloud environment setup for CI &amp; CD.</text:p>
        </text:list-item>
      </text:list>
      <text:p text:style-name="P40"><draw:frame draw:style-name="fr2" draw:name="Frame4" text:anchor-type="char" svg:x="0.026cm" svg:y="0.527cm" svg:width="16.799cm" svg:height="0.728cm" draw:z-index="8"><draw:text-box><text:p text:style-name="P2">WORK HISTORY</text:p></draw:text-box></draw:frame></text:p>
      <text:p text:style-name="P29"/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Position</text:p>
          </table:table-cell>
          <table:table-cell table:style-name="Table1.A1" office:value-type="string">
            <text:p text:style-name="P23">Company</text:p>
          </table:table-cell>
          <table:table-cell table:style-name="Table1.C1" office:value-type="string">
            <text:p text:style-name="P23">Period</text:p>
          </table:table-cell>
        </table:table-row>
        <table:table-row table:style-name="Table1.2">
          <table:table-cell table:style-name="Table1.A2" office:value-type="string">
            <text:p text:style-name="P33"><text:span text:style-name="T13">DevOps Engineer</text:span></text:p>
          </table:table-cell>
          <table:table-cell table:style-name="Table1.B2" office:value-type="string">
            <text:p text:style-name="P37"><text:span text:style-name="T13">Ignite Solutions Pvt. Ltd.</text:span></text:p>
          </table:table-cell>
          <table:table-cell table:style-name="Table1.C2" office:value-type="string">
            <text:p text:style-name="P21">Since <text:span text:style-name="T25">August</text:span>, 2017</text:p>
          </table:table-cell>
        </table:table-row>
        <table:table-row table:style-name="Table1.2">
          <table:table-cell table:style-name="Table1.A3" office:value-type="string">
            <text:p text:style-name="P32"><text:span text:style-name="T13">DevOps Engineer (Cloud-Automation-Orchestration)</text:span></text:p>
          </table:table-cell>
          <table:table-cell table:style-name="Table1.B3" office:value-type="string">
            <text:p text:style-name="P32"><text:span text:style-name="T13">DXC Technology(HPE ES – CSC Merger)</text:span></text:p>
          </table:table-cell>
          <table:table-cell table:style-name="Table1.C3" office:value-type="string">
            <text:p text:style-name="P20">April, <text:span text:style-name="T25">1</text:span>7 – <text:span text:style-name="T25">August,17 </text:span></text:p>
          </table:table-cell>
        </table:table-row>
        <table:table-row table:style-name="Table1.2">
          <table:table-cell table:style-name="Table1.A4" office:value-type="string">
            <text:p text:style-name="P32"><text:span text:style-name="T13">DevOps Engineer (Cloud-Automation-Orchestration)</text:span></text:p>
          </table:table-cell>
          <table:table-cell table:style-name="Table1.B4" office:value-type="string">
            <text:p text:style-name="P20">Hewlett Packard Enterprise</text:p>
          </table:table-cell>
          <table:table-cell table:style-name="Table1.C4" office:value-type="string">
            <text:p text:style-name="P32"><text:span text:style-name="T13">February, 16 – March, 17</text:span></text:p>
          </table:table-cell>
        </table:table-row>
        <table:table-row table:style-name="Table1.2">
          <table:table-cell table:style-name="Table1.A5" office:value-type="string">
            <text:p text:style-name="P20">Graduate Development Program</text:p>
          </table:table-cell>
          <table:table-cell table:style-name="Table1.B5" office:value-type="string">
            <text:p text:style-name="P20">Hewlett Packard Enterprise</text:p>
          </table:table-cell>
          <table:table-cell table:style-name="Table1.C5" office:value-type="string">
            <text:p text:style-name="P32"><text:span text:style-name="T13">November, 15–January,16</text:span></text:p>
          </table:table-cell>
        </table:table-row>
      </table:table>
      <text:p text:style-name="P22"/>
      <text:p text:style-name="P24"><draw:frame draw:style-name="fr2" draw:name="Frame5" text:anchor-type="char" svg:x="0.026cm" svg:y="0.083cm" svg:width="16.773cm" svg:height="0.728cm" draw:z-index="2"><draw:text-box><text:p text:style-name="P2">WORK DETAILS</text:p></draw:text-box></draw:frame></text:p>
      <text:p text:style-name="P3"/>
      <text:p text:style-name="P17">Responsibilities:<text:line-break/></text:p>
      <text:list xml:id="list4860053804409488603" text:style-name="WW8Num3">
        <text:list-item>
          <text:p text:style-name="P12">Automation of Server Deployment</text:p>
        </text:list-item>
        <text:list-item>
          <text:p text:style-name="P13">DevOps, CI/CD</text:p>
        </text:list-item>
        <text:list-item>
          <text:p text:style-name="P12">Cloud Service Automation</text:p>
        </text:list-item>
      </text:list>
      <text:p text:style-name="P17"/>
      <text:p text:style-name="P17">Trainings Received:</text:p>
      <text:p text:style-name="P17"/>
      <text:list xml:id="list4193155295073942618" text:style-name="WW8Num8">
        <text:list-item>
          <text:p text:style-name="P35"><text:span text:style-name="T5">HP Cloud Service Automation, Operation Orchestration</text:span></text:p>
        </text:list-item>
        <text:list-item>
          <text:p text:style-name="P14">Configuration Management using <text:span text:style-name="T26">Ansible</text:span>/<text:span text:style-name="T26">Chef/</text:span>Puppet (Self-Paced)</text:p>
        </text:list-item>
        <text:list-item>
          <text:p text:style-name="P14">Containerization using Docker (Self-Paced)</text:p>
        </text:list-item>
      </text:list>
      <text:p text:style-name="P6"><draw:frame draw:style-name="fr2" draw:name="Frame6" text:anchor-type="char" svg:x="-0.053cm" svg:y="0.014cm" svg:width="16.746cm" svg:height="0.728cm" draw:z-index="3"><draw:text-box><text:p text:style-name="P2">TECHNICAL SKILLS</text:p></draw:text-box></draw:frame><text:soft-page-break/></text:p>
      <text:list xml:id="list210954236099413696" text:style-name="WW8Num6">
        <text:list-item>
          <text:p text:style-name="P15">Proficiency in Cloud, Virtualization, and Storage. <text:s text:c="2"/></text:p>
        </text:list-item>
        <text:list-item>
          <text:p text:style-name="P34"><text:span text:style-name="T5">Configuration Management Tools – Ansible, Chef, Puppet. </text:span></text:p>
        </text:list-item>
        <text:list-item>
          <text:p text:style-name="P15">Version Control (SCM) Tools – Git, Github, SVN.</text:p>
        </text:list-item>
        <text:list-item>
          <text:p text:style-name="P15">Working experience on HP Cloud Service Automation (HP CSA), HP Operation Orchestration Studio (HP OO), HP Server Automation (HP SA), HP Database &amp; Middleware Automation (HP DMA), HP 3PAR Storage Management Console.</text:p>
        </text:list-item>
        <text:list-item>
          <text:p text:style-name="P34"><text:span text:style-name="T5">Containerization – Docker, Kubernetes, Docker Swarm.</text:span></text:p>
        </text:list-item>
        <text:list-item>
          <text:p text:style-name="P15">CI/CD – Jenkins, HP CODAR</text:p>
        </text:list-item>
        <text:list-item>
          <text:p text:style-name="P15">Operating Systems – Linux, Windows</text:p>
        </text:list-item>
        <text:list-item>
          <text:p text:style-name="P15">Virtualization Tools – Vagrant, VMware, Virtualbox</text:p>
        </text:list-item>
      </text:list>
      <text:p text:style-name="P41"><draw:frame draw:style-name="fr2" draw:name="Frame7" text:anchor-type="char" svg:x="0.026cm" svg:y="0.436cm" svg:width="16.746cm" svg:height="0.728cm" draw:z-index="7"><draw:text-box><text:p text:style-name="P2">PROGRAMMING SKILLS</text:p></draw:text-box></draw:frame></text:p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kill Set</text:p>
          </table:table-cell>
          <table:table-cell table:style-name="Table2.B1" office:value-type="string">
            <text:p text:style-name="P18">Description</text:p>
          </table:table-cell>
        </table:table-row>
        <table:table-row table:style-name="Table2.1">
          <table:table-cell table:style-name="Table2.A2" office:value-type="string">
            <text:p text:style-name="P16">Programming Languages</text:p>
          </table:table-cell>
          <table:table-cell table:style-name="Table2.B2" office:value-type="string">
            <text:p text:style-name="P16">C, C++, Java, Python</text:p>
          </table:table-cell>
        </table:table-row>
        <table:table-row table:style-name="Table2.1">
          <table:table-cell table:style-name="Table2.A3" office:value-type="string">
            <text:p text:style-name="P16">Web Development</text:p>
          </table:table-cell>
          <table:table-cell table:style-name="Table2.B3" office:value-type="string">
            <text:p text:style-name="P44"><text:span text:style-name="T5">HTML, CSS, JavaScript, JSON</text:span></text:p>
          </table:table-cell>
        </table:table-row>
        <table:table-row table:style-name="Table2.1">
          <table:table-cell table:style-name="Table2.A4" office:value-type="string">
            <text:p text:style-name="P16">Databases</text:p>
          </table:table-cell>
          <table:table-cell table:style-name="Table2.B4" office:value-type="string">
            <text:p text:style-name="P16">Oracle, MySQL</text:p>
          </table:table-cell>
        </table:table-row>
        <table:table-row table:style-name="Table2.1">
          <table:table-cell table:style-name="Table2.A5" office:value-type="string">
            <text:p text:style-name="P16">Scripting</text:p>
          </table:table-cell>
          <table:table-cell table:style-name="Table2.B5" office:value-type="string">
            <text:p text:style-name="P43">Bash Scripting, PowerShell Scripting</text:p>
          </table:table-cell>
        </table:table-row>
      </table:table>
      <text:p text:style-name="P42"/>
      <text:p text:style-name="P24"><draw:frame draw:style-name="fr2" draw:name="Frame8" text:anchor-type="char" svg:x="-0.026cm" svg:y="0.035cm" svg:width="16.746cm" svg:height="0.728cm" draw:z-index="5"><draw:text-box><text:p text:style-name="P1"><text:span text:style-name="T14">EDUCATION <text:s/></text:span></text:p></draw:text-box></draw:frame></text:p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Course</text:p>
          </table:table-cell>
          <table:table-cell table:style-name="Table3.A1" office:value-type="string">
            <text:p text:style-name="P19">College/University</text:p>
          </table:table-cell>
          <table:table-cell table:style-name="Table3.A1" office:value-type="string">
            <text:p text:style-name="P19">University</text:p>
          </table:table-cell>
          <table:table-cell table:style-name="Table3.A1" office:value-type="string">
            <text:p text:style-name="P19">Year</text:p>
          </table:table-cell>
          <table:table-cell table:style-name="Table3.E1" office:value-type="string">
            <text:p text:style-name="P19">Aggregate</text:p>
          </table:table-cell>
        </table:table-row>
        <table:table-row table:style-name="Table3.2">
          <table:table-cell table:style-name="Table3.A2" office:value-type="string">
            <text:p text:style-name="P20">B.E. (Computer)</text:p>
          </table:table-cell>
          <table:table-cell table:style-name="Table3.B2" office:value-type="string">
            <text:p text:style-name="P20">SRES’s COE , Kopargaon</text:p>
          </table:table-cell>
          <table:table-cell table:style-name="Table3.C2" office:value-type="string">
            <text:p text:style-name="P20">Pune</text:p>
            <text:p text:style-name="P20">University</text:p>
          </table:table-cell>
          <table:table-cell table:style-name="Table3.D2" office:value-type="string">
            <text:p text:style-name="P20">2014-15</text:p>
          </table:table-cell>
          <table:table-cell table:style-name="Table3.E2" office:value-type="string">
            <text:p text:style-name="P20">67.33%</text:p>
          </table:table-cell>
        </table:table-row>
        <table:table-row table:style-name="Table3.2">
          <table:table-cell table:style-name="Table3.A3" office:value-type="string">
            <text:p text:style-name="P20">Diploma</text:p>
            <text:p text:style-name="P20">(Information Technology)</text:p>
          </table:table-cell>
          <table:table-cell table:style-name="Table3.B3" office:value-type="string">
            <text:p text:style-name="P20">K.B.P. Polytechnic, Kopargaon</text:p>
          </table:table-cell>
          <table:table-cell table:style-name="Table3.C3" office:value-type="string">
            <text:p text:style-name="P20">M.S.B.T.E.</text:p>
          </table:table-cell>
          <table:table-cell table:style-name="Table3.D3" office:value-type="string">
            <text:p text:style-name="P20">2011-12</text:p>
          </table:table-cell>
          <table:table-cell table:style-name="Table3.E3" office:value-type="string">
            <text:p text:style-name="P20">83.19%</text:p>
          </table:table-cell>
        </table:table-row>
        <table:table-row table:style-name="Table3.4">
          <table:table-cell table:style-name="Table3.A4" office:value-type="string">
            <text:p text:style-name="P20">S.S.C.</text:p>
          </table:table-cell>
          <table:table-cell table:style-name="Table3.B4" office:value-type="string">
            <text:p text:style-name="P46">Shree Rameshwar Vidyalaya , Wari, Tal - Kopargaon</text:p>
          </table:table-cell>
          <table:table-cell table:style-name="Table3.C4" office:value-type="string">
            <text:p text:style-name="P20">SSC Board</text:p>
          </table:table-cell>
          <table:table-cell table:style-name="Table3.D4" office:value-type="string">
            <text:p text:style-name="P20">2008-09</text:p>
          </table:table-cell>
          <table:table-cell table:style-name="Table3.E4" office:value-type="string">
            <text:p text:style-name="P20">79.38%</text:p>
          </table:table-cell>
        </table:table-row>
      </table:table>
      <text:p text:style-name="P22"/>
      <text:p text:style-name="P24"><draw:frame draw:style-name="fr2" draw:name="Frame9" text:anchor-type="char" svg:x="-0.026cm" svg:y="0.088cm" svg:width="16.746cm" svg:height="0.728cm" draw:z-index="6"><draw:text-box><text:p text:style-name="P2">PERSONAL DETAILS</text:p></draw:text-box></draw:frame></text:p>
      <text:p text:style-name="P25"/>
      <text:p text:style-name="P1"><text:span text:style-name="T8">Name </text:span><text:span text:style-name="T5"><text:s text:c="26"/></text:span><text:span text:style-name="T8">:</text:span><text:span text:style-name="T5"><text:tab/>Ajinkya Nagesh Bapat </text:span></text:p>
      <text:p text:style-name="P1"><text:span text:style-name="T8">Father’s Name</text:span><text:span text:style-name="T5"> <text:s text:c="10"/></text:span><text:span text:style-name="T8"><text:s/>:</text:span><text:span text:style-name="T5"><text:tab/>Nagesh Dattatraya Bapat</text:span></text:p>
      <text:p text:style-name="P27"><text:span text:style-name="T8">Permanent Address</text:span><text:span text:style-name="T5"> <text:s text:c="3"/></text:span><text:span text:style-name="T8">:</text:span><text:span text:style-name="T5"> <text:s text:c="4"/>Kopargaon, Dist - Ahmednagar,</text:span></text:p>
      <text:p text:style-name="Standard"><text:span text:style-name="T12"><text:s text:c="2"/></text:span><text:span text:style-name="T5"><text:tab/><text:tab/><text:tab/> <text:s text:c="10"/>Maharashtra – 423601</text:span></text:p>
      <text:p text:style-name="Standard"><text:span text:style-name="T8">Phone No. <text:s/></text:span><text:span text:style-name="T5"><text:s text:c="18"/></text:span><text:span text:style-name="T8">:</text:span><text:span text:style-name="T5"><text:tab/>7972815492 / 7261965607</text:span></text:p>
      <text:p text:style-name="Standard"><text:span text:style-name="T8">Date of Birth</text:span><text:span text:style-name="T5"> <text:s text:c="14"/></text:span><text:span text:style-name="T8">:</text:span><text:span text:style-name="T5"><text:tab/>12-10-1992</text:span></text:p>
      <text:p text:style-name="P45"><text:span text:style-name="T5"/></text:p>
      <text:p text:style-name="P45"><text:span text:style-name="T5">I hereby declare that the information provided above is true to the best of my knowledge.</text:span><text:span text:style-name="T7"> <text:s text:c="14"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, 'Arial Unicode MS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fo:color="#000000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language-asian="ja" style:country-asian="JP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WenQuanYi Zen Hei Sharp" style:font-family-asian="'WenQuanYi Zen Hei Sharp'" style:font-pitch-asian="variable" style:font-size-asian="14pt" style:font-name-complex="DejaVu Sans" style:font-family-complex="'DejaVu Sans', 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, 'Arial Unicode MS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, 'Arial Unicode MS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, 'Arial Unicode MS'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 fo:line-height="100%"/>
      <style:text-properties fo:color="#000000"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/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3pt" style:font-size-asian="13pt" style:font-name-complex="Symbol" style:font-family-complex="Symbol" style:font-family-generic-complex="roman" style:font-pitch-complex="variable" style:font-size-complex="13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111111" style:font-name="Symbol" fo:font-family="Symbol" style:font-family-generic="roman" style:font-pitch="variable" fo:font-size="13pt" fo:background-color="#ffffff" style:font-size-asian="13pt" style:font-name-complex="Symbol" style:font-family-complex="Symbol" style:font-family-generic-complex="roman" style:font-pitch-complex="variable" style:font-size-complex="13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3pt" style:font-size-asian="13pt" style:font-name-complex="Symbol" style:font-family-complex="Symbol" style:font-family-generic-complex="roman" style:font-pitch-complex="variable" style:font-size-complex="13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WW-Default_20_Paragraph_20_Font"/>
    <style:style style:name="Header_20_Char" style:display-name="Header Char" style:family="text">
      <style:text-properties fo:color="#000000" style:language-asian="ja" style:country-asian="JP"/>
    </style:style>
    <style:style style:name="Footer_20_Char" style:display-name="Footer Char" style:family="text">
      <style:text-properties fo:color="#000000" style:language-asian="ja" style:country-asian="JP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11cm" fo:margin-bottom="0.794cm" fo:margin-left="2.54cm" fo:margin-right="2.54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ddy</meta:initial-creator>
    <meta:creation-date>2016-08-23T15:01:00</meta:creation-date>
    <dc:date>2017-11-20T10:19:20.381510710</dc:date>
    <meta:print-date>2014-09-15T16:36:00</meta:print-date>
    <meta:editing-cycles>23</meta:editing-cycles>
    <meta:editing-duration>PT3H54M50S</meta:editing-duration>
    <meta:generator>LibreOffice/5.1.6.2$Linux_X86_64 LibreOffice_project/10m0$Build-2</meta:generator>
    <meta:document-statistic meta:table-count="3" meta:image-count="0" meta:object-count="0" meta:page-count="2" meta:paragraph-count="92" meta:word-count="373" meta:character-count="2863" meta:non-whitespace-character-count="2444"/>
    <meta:user-defined meta:name="_TemplateID">TC300062419990</meta:user-defined>
  </office:meta>
</office:document-meta>
</file>